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Test4.test_codec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FieldTest4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FieldTest4.test_codec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0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4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4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ieldTest4.test_codec_null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